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181" officeooo:paragraph-rsid="00021181"/>
    </style:style>
    <style:style style:name="P2" style:family="paragraph" style:parent-style-name="Standard">
      <style:text-properties fo:font-weight="bold" officeooo:rsid="00021181" officeooo:paragraph-rsid="00021181" style:font-weight-asian="bold" style:font-weight-complex="bold"/>
    </style:style>
    <style:style style:name="P3" style:family="paragraph" style:parent-style-name="Standard">
      <style:text-properties fo:font-weight="normal" officeooo:rsid="00021181" officeooo:paragraph-rsid="0002118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: 1</text:p>
      <text:p text:style-name="P1">EXPERIMENT NAME: LEXICAL ANALYZER</text:p>
      <text:p text:style-name="P1">NAME: KIRAN S BALIGA</text:p>
      <text:p text:style-name="P1">DATE: 29-09-2022</text:p>
      <text:p text:style-name="P1"/>
      <text:p text:style-name="P2">PROGRAM</text:p>
      <text:p text:style-name="P1"/>
      <text:p text:style-name="P1">#include&lt;stdio.h&gt;</text:p>
      <text:p text:style-name="P1">#include&lt;stdlib.h&gt;</text:p>
      <text:p text:style-name="P1">#include&lt;string.h&gt;</text:p>
      <text:p text:style-name="P1">#include&lt;ctype.h&gt;</text:p>
      <text:p text:style-name="P1"/>
      <text:p text:style-name="P1">int isKeyword(char buffer[]) </text:p>
      <text:p text:style-name="P1">{</text:p>
      <text:p text:style-name="P1"><text:tab/>char keywords[34][10] =</text:p>
      <text:p text:style-name="P1"><text:tab/>{"auto", "break", "case", "char", "const", "continue", "default", "do", "double", "else", "enum", "extern", </text:p>
      <text:p text:style-name="P1"><text:tab/>"float", "for", "goto","if", "int", "long", "register", "return", "short", "signed", "sizeof", "static", "struct", </text:p>
      <text:p text:style-name="P1"><text:tab/>"switch", "typdef", "union", "unsigned", "void", "volitile", "while", "printf", "scanf"};</text:p>
      <text:p text:style-name="P1"><text:tab/></text:p>
      <text:p text:style-name="P1"><text:tab/>int i,flag =0;</text:p>
      <text:p text:style-name="P1"><text:tab/>for(i=0;i&lt;34;i++)</text:p>
      <text:p text:style-name="P1"><text:tab/>{</text:p>
      <text:p text:style-name="P1"><text:tab/><text:tab/>if(strcmp(keywords[i],buffer)==0)</text:p>
      <text:p text:style-name="P1"><text:tab/><text:tab/>{</text:p>
      <text:p text:style-name="P1"><text:tab/><text:tab/><text:tab/>flag=1;</text:p>
      <text:p text:style-name="P1"><text:tab/><text:tab/><text:tab/>break;</text:p>
      <text:p text:style-name="P1"><text:tab/><text:tab/>}</text:p>
      <text:p text:style-name="P1"><text:tab/>}</text:p>
      <text:p text:style-name="P1"><text:tab/>return flag;</text:p>
      <text:p text:style-name="P1">}</text:p>
      <text:p text:style-name="P1"/>
      <text:p text:style-name="P1">void main()</text:p>
      <text:p text:style-name="P1">{</text:p>
      <text:p text:style-name="P1"><text:tab/>char ch,ch1, buffer[50], operator[]="+-*/%";</text:p>
      <text:p text:style-name="P1"><text:tab/>FILE *fp,*fp2;</text:p>
      <text:p text:style-name="P1"><text:tab/>int i, j=0, l=1, index = 1;</text:p>
      <text:p text:style-name="P1"><text:tab/>char arr[1000][3];</text:p>
      <text:p text:style-name="P1"><text:tab/>fp=fopen("inp.txt", "r");</text:p>
      <text:p text:style-name="P1"><text:tab/>fp2=fopen("output.txt", "w+");</text:p>
      <text:p text:style-name="P1"><text:tab/>if(fp==NULL)</text:p>
      <text:p text:style-name="P1"><text:tab/>{</text:p>
      <text:p text:style-name="P1"><text:tab/><text:tab/>printf("Error while opening file\n");</text:p>
      <text:p text:style-name="P1"><text:tab/><text:tab/>exit(0);</text:p>
      <text:p text:style-name="P1"><text:tab/>}</text:p>
      <text:p text:style-name="P1"><text:tab/>else</text:p>
      <text:p text:style-name="P1"><text:tab/>{</text:p>
      <text:p text:style-name="P1"><text:tab/><text:tab/>printf("Lexeme: \t L.no:\t Token:");</text:p>
      <text:p text:style-name="P1"><text:tab/><text:tab/>fprintf(fp2,"Lexeme: \t L.no:\t Token:");</text:p>
      <text:p text:style-name="P1"><text:tab/><text:tab/>while((ch=fgetc(fp))!=EOF)</text:p>
      <text:p text:style-name="P1"><text:tab/><text:tab/>{</text:p>
      <text:p text:style-name="P1"><text:soft-page-break/><text:tab/><text:tab/><text:tab/>for(i=0;i&lt;5;++i)</text:p>
      <text:p text:style-name="P1"><text:tab/><text:tab/><text:tab/>{</text:p>
      <text:p text:style-name="P1"><text:tab/><text:tab/><text:tab/><text:tab/>if(ch==operator[i])</text:p>
      <text:p text:style-name="P1"><text:tab/><text:tab/><text:tab/><text:tab/>{</text:p>
      <text:p text:style-name="P1"><text:tab/><text:tab/><text:tab/><text:tab/><text:tab/>printf("\n%c \t\t %d\t Arithmetic Operator ", ch,l);</text:p>
      <text:p text:style-name="P1"><text:tab/><text:tab/><text:tab/><text:tab/><text:tab/>break;</text:p>
      <text:p text:style-name="P1"><text:tab/><text:tab/><text:tab/><text:tab/>}</text:p>
      <text:p text:style-name="P1"><text:tab/><text:tab/><text:tab/>}</text:p>
      <text:p text:style-name="P1"><text:tab/><text:tab/><text:tab/>if(i==5)</text:p>
      <text:p text:style-name="P1"><text:tab/><text:tab/><text:tab/>{</text:p>
      <text:p text:style-name="P1"><text:tab/><text:tab/><text:tab/><text:tab/>if(isalnum(ch))</text:p>
      <text:p text:style-name="P1"><text:tab/><text:tab/><text:tab/><text:tab/>{</text:p>
      <text:p text:style-name="P1"><text:tab/><text:tab/><text:tab/><text:tab/><text:tab/>if(isdigit(ch) &amp;&amp; j==0)</text:p>
      <text:p text:style-name="P1"><text:tab/><text:tab/><text:tab/><text:tab/><text:tab/>{ </text:p>
      <text:p text:style-name="P1"><text:tab/><text:tab/><text:tab/><text:tab/><text:tab/><text:tab/>j=0;</text:p>
      <text:p text:style-name="P1"><text:tab/><text:tab/><text:tab/><text:tab/><text:tab/>}</text:p>
      <text:p text:style-name="P1"><text:tab/><text:tab/><text:tab/><text:tab/><text:tab/>else </text:p>
      <text:p text:style-name="P1"><text:tab/><text:tab/><text:tab/><text:tab/><text:tab/>Lexeme: <text:tab/> L.no:<text:tab/> Token:</text:p>
      <text:p text:style-name="P1">a <text:tab/><text:tab/> 1<text:tab/> identifier</text:p>
      <text:p text:style-name="P1">b <text:tab/><text:tab/> 2<text:tab/> identifier</text:p>
      <text:p text:style-name="P1">c <text:tab/><text:tab/> 3<text:tab/> identifier, 0</text:p>
      <text:p text:style-name="P1">ch <text:tab/><text:tab/> 4<text:tab/> identifier{</text:p>
      <text:p text:style-name="P1"><text:tab/><text:tab/><text:tab/><text:tab/><text:tab/><text:tab/>buffer[j++] = ch;</text:p>
      <text:p text:style-name="P1"><text:tab/><text:tab/><text:tab/><text:tab/><text:tab/><text:tab/>ch1= fgetc(fp);</text:p>
      <text:p text:style-name="P1"><text:tab/><text:tab/><text:tab/><text:tab/><text:tab/><text:tab/>if(isalnum(ch1))</text:p>
      <text:p text:style-name="P1"><text:tab/><text:tab/><text:tab/><text:tab/><text:tab/><text:tab/><text:tab/>fseek(fp, -1, SEEK_CUR);</text:p>
      <text:p text:style-name="P1"><text:tab/><text:tab/><text:tab/><text:tab/><text:tab/><text:tab/>else </text:p>
      <text:p text:style-name="P1"><text:tab/><text:tab/><text:tab/><text:tab/><text:tab/><text:tab/>{</text:p>
      <text:p text:style-name="P1"><text:tab/><text:tab/><text:tab/><text:tab/><text:tab/><text:tab/><text:tab/>fseek (fp,-1,SEEK_CUR);</text:p>
      <text:p text:style-name="P1"><text:tab/><text:tab/><text:tab/><text:tab/><text:tab/><text:tab/><text:tab/>buffer[j]='\0';</text:p>
      <text:p text:style-name="P1"><text:tab/><text:tab/><text:tab/><text:tab/><text:tab/><text:tab/><text:tab/>if(isKeyword(buffer)==1)</text:p>
      <text:p text:style-name="P1"><text:tab/><text:tab/><text:tab/><text:tab/><text:tab/><text:tab/><text:tab/>{</text:p>
      <text:p text:style-name="P1"><text:tab/><text:tab/><text:tab/><text:tab/><text:tab/><text:tab/><text:tab/><text:tab/>if(strcmp(buffer, "printf")==0){</text:p>
      <text:p text:style-name="P1"><text:tab/><text:tab/><text:tab/><text:tab/><text:tab/><text:tab/><text:tab/><text:tab/>while((ch=fgetc(fp))!='\n'){</text:p>
      <text:p text:style-name="P1"><text:tab/><text:tab/><text:tab/><text:tab/><text:tab/><text:tab/><text:tab/><text:tab/></text:p>
      <text:p text:style-name="P1"><text:tab/><text:tab/><text:tab/><text:tab/><text:tab/><text:tab/><text:tab/><text:tab/>}}</text:p>
      <text:p text:style-name="P1"><text:tab/><text:tab/><text:tab/><text:tab/><text:tab/><text:tab/><text:tab/>printf("\n%s \t\t %d \t keyword ", buffer, l);</text:p>
      <text:p text:style-name="P1"><text:tab/><text:tab/><text:tab/><text:tab/><text:tab/><text:tab/><text:tab/><text:tab/>j=0;</text:p>
      <text:p text:style-name="P1"><text:tab/><text:tab/><text:tab/><text:tab/><text:tab/><text:tab/><text:tab/>}</text:p>
      <text:p text:style-name="P1"><text:tab/><text:tab/><text:tab/><text:tab/><text:tab/><text:tab/><text:tab/>else</text:p>
      <text:p text:style-name="P1"><text:tab/><text:tab/><text:tab/><text:tab/><text:tab/><text:tab/><text:tab/>{</text:p>
      <text:p text:style-name="P1"><text:tab/><text:tab/><text:tab/><text:tab/><text:tab/><text:tab/><text:tab/><text:tab/>if(strcmp(buffer, "main")!=0)</text:p>
      <text:p text:style-name="P1"><text:tab/><text:tab/><text:tab/><text:tab/><text:tab/><text:tab/><text:tab/><text:tab/></text:p>
      <text:p text:style-name="P1"><text:tab/><text:tab/><text:tab/><text:tab/><text:tab/><text:tab/><text:tab/><text:tab/>{</text:p>
      <text:p text:style-name="P1"><text:tab/><text:tab/><text:tab/><text:tab/><text:tab/><text:tab/><text:tab/><text:tab/><text:tab/>fseek(fp2, SEEK_SET, 0);</text:p>
      <text:p text:style-name="P1"><text:tab/><text:tab/><text:tab/><text:tab/><text:tab/><text:tab/><text:tab/><text:tab/><text:tab/>char a[50], b[50], c[50], ch2, ch3;</text:p>
      <text:p text:style-name="P1"><text:tab/><text:tab/><text:tab/><text:tab/><text:tab/><text:tab/><text:tab/><text:tab/><text:tab/>int flag1 = 0;</text:p>
      <text:p text:style-name="P1"><text:tab/><text:tab/><text:tab/><text:tab/><text:tab/><text:tab/><text:tab/><text:tab/><text:tab/>while(!feof(fp2)){</text:p>
      <text:p text:style-name="P1"><text:tab/><text:tab/><text:tab/><text:tab/><text:tab/><text:tab/><text:tab/><text:tab/>fscanf(fp2, "%s\t%s\t%s", a, b, c);</text:p>
      <text:p text:style-name="P1"><text:tab/><text:tab/><text:tab/><text:tab/><text:tab/><text:tab/><text:tab/><text:tab/><text:tab/>if(strcmp(a, buffer) == 0){</text:p>
      <text:p text:style-name="P1"><text:tab/><text:tab/><text:tab/><text:tab/><text:tab/><text:tab/><text:tab/><text:tab/><text:tab/>flag1 = 1;</text:p>
      <text:p text:style-name="P1"><text:tab/><text:tab/><text:tab/><text:tab/><text:tab/><text:tab/><text:tab/><text:tab/><text:tab/>break;</text:p>
      <text:p text:style-name="P1"><text:soft-page-break/><text:tab/><text:tab/><text:tab/><text:tab/><text:tab/><text:tab/><text:tab/><text:tab/>}</text:p>
      <text:p text:style-name="P1"><text:tab/><text:tab/><text:tab/><text:tab/><text:tab/><text:tab/><text:tab/>}</text:p>
      <text:p text:style-name="P1"><text:tab/><text:tab/><text:tab/><text:tab/><text:tab/><text:tab/><text:tab/><text:tab/>if(flag1==0){</text:p>
      <text:p text:style-name="P1"><text:tab/><text:tab/><text:tab/><text:tab/><text:tab/><text:tab/><text:tab/><text:tab/><text:tab/>ch2 = fgetc(fp);</text:p>
      <text:p text:style-name="P1"><text:tab/><text:tab/><text:tab/><text:tab/><text:tab/><text:tab/><text:tab/><text:tab/><text:tab/>if(ch2=='='){</text:p>
      <text:p text:style-name="P1"><text:tab/><text:tab/><text:tab/><text:tab/><text:tab/><text:tab/><text:tab/><text:tab/><text:tab/>ch3 = fgetc(fp);</text:p>
      <text:p text:style-name="P1"><text:tab/><text:tab/><text:tab/><text:tab/><text:tab/>fprintf(fp2,"\n%s \t\t %d\t identifier, %c", buffer, index, ch3);</text:p>
      <text:p text:style-name="P1"><text:tab/><text:tab/><text:tab/><text:tab/><text:tab/><text:tab/><text:tab/><text:tab/><text:tab/>fseek(fp,-2,SEEK_CUR);</text:p>
      <text:p text:style-name="P1"><text:tab/><text:tab/><text:tab/><text:tab/><text:tab/><text:tab/><text:tab/><text:tab/><text:tab/>}</text:p>
      <text:p text:style-name="P1"><text:tab/><text:tab/><text:tab/><text:tab/><text:tab/><text:tab/><text:tab/><text:tab/><text:tab/>else{</text:p>
      <text:p text:style-name="P1"><text:tab/><text:tab/><text:tab/><text:tab/><text:tab/>fprintf(fp2,"\n%s \t\t %d\t identifier", buffer, index);</text:p>
      <text:p text:style-name="P1"><text:tab/><text:tab/><text:tab/><text:tab/><text:tab/><text:tab/><text:tab/><text:tab/><text:tab/>}</text:p>
      <text:p text:style-name="P1"><text:tab/><text:tab/><text:tab/><text:tab/><text:tab/><text:tab/>printf("\n%s \t\t %d\t Identifier, %d", buffer, l, index);<text:tab/></text:p>
      <text:p text:style-name="P1"><text:tab/><text:tab/><text:tab/><text:tab/><text:tab/><text:tab/><text:tab/><text:tab/><text:tab/>index++;</text:p>
      <text:p text:style-name="P1"><text:tab/><text:tab/><text:tab/><text:tab/><text:tab/><text:tab/><text:tab/><text:tab/><text:tab/>}</text:p>
      <text:p text:style-name="P1"><text:tab/><text:tab/><text:tab/><text:tab/><text:tab/><text:tab/><text:tab/><text:tab/>else{</text:p>
      <text:p text:style-name="P1"><text:tab/><text:tab/><text:tab/><text:tab/><text:tab/><text:tab/>printf("\n%s \t\t %d\t Identifier, %s", buffer, l, b);</text:p>
      <text:p text:style-name="P1"><text:tab/><text:tab/><text:tab/><text:tab/><text:tab/><text:tab/><text:tab/><text:tab/><text:tab/>}}<text:tab/><text:tab/><text:tab/><text:tab/><text:tab/><text:tab/><text:tab/>j=0;</text:p>
      <text:p text:style-name="P1"><text:tab/><text:tab/><text:tab/><text:tab/><text:tab/><text:tab/><text:tab/>}}}}</text:p>
      <text:p text:style-name="P1"><text:tab/><text:tab/><text:tab/><text:tab/>if(ch=='&lt;')</text:p>
      <text:p text:style-name="P1"><text:tab/><text:tab/><text:tab/><text:tab/>{</text:p>
      <text:p text:style-name="P1"><text:tab/><text:tab/><text:tab/><text:tab/><text:tab/>ch1= fgetc(fp);</text:p>
      <text:p text:style-name="P1"><text:tab/><text:tab/><text:tab/><text:tab/><text:tab/>if(ch1=='=')</text:p>
      <text:p text:style-name="P1"><text:tab/><text:tab/><text:tab/><text:tab/><text:tab/>{</text:p>
      <text:p text:style-name="P1"><text:tab/><text:tab/><text:tab/><text:tab/><text:tab/><text:tab/>printf("\n%c%c \t\t %d \t Relop LE",ch,ch1,l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fseek(fp,-1,SEEK_CUR);</text:p>
      <text:p text:style-name="P1"><text:tab/><text:tab/><text:tab/><text:tab/><text:tab/><text:tab/>printf("\n%c \t\t %d \t RelOP LT", ch,l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 if(ch=='&gt;')</text:p>
      <text:p text:style-name="P1"><text:tab/><text:tab/><text:tab/><text:tab/>{</text:p>
      <text:p text:style-name="P1"><text:tab/><text:tab/><text:tab/><text:tab/><text:tab/>ch1= fgetc(fp);</text:p>
      <text:p text:style-name="P1"><text:tab/><text:tab/><text:tab/><text:tab/><text:tab/>if(ch1=='=')</text:p>
      <text:p text:style-name="P1"><text:tab/><text:tab/><text:tab/><text:tab/><text:tab/>{</text:p>
      <text:p text:style-name="P1"><text:tab/><text:tab/><text:tab/><text:tab/><text:tab/><text:tab/>printf("\n%c%c \t\t %d \t Relop GE",ch,ch1,l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fseek(fp,-1,SEEK_CUR);</text:p>
      <text:p text:style-name="P1"><text:tab/><text:tab/><text:tab/><text:tab/><text:tab/><text:tab/>printf("\n%c \t\t %d \t Relop GT", ch,l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 if(ch=='=')</text:p>
      <text:p text:style-name="P1"><text:tab/><text:tab/><text:tab/><text:tab/>{</text:p>
      <text:p text:style-name="P1"><text:tab/><text:tab/><text:tab/><text:tab/><text:tab/>ch1=fgetc(fp);</text:p>
      <text:p text:style-name="P1"><text:tab/><text:tab/><text:tab/><text:tab/><text:tab/>if(ch1=='=') </text:p>
      <text:p text:style-name="P1"><text:tab/><text:tab/><text:tab/><text:tab/><text:tab/>{</text:p>
      <text:p text:style-name="P1"><text:tab/><text:tab/><text:tab/><text:tab/><text:tab/><text:tab/>printf("\n%c%c \t\t %d \t Relop EQ", ch, ch1, l);</text:p>
      <text:p text:style-name="P1"><text:soft-page-break/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fseek(fp, -1, SEEK_CUR);</text:p>
      <text:p text:style-name="P1"><text:tab/><text:tab/><text:tab/><text:tab/><text:tab/><text:tab/>printf("\n%c \t\t %d \t Assign OP, EQ",ch,l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if(ch=='\n'){</text:p>
      <text:p text:style-name="P1"><text:tab/><text:tab/><text:tab/><text:tab/><text:tab/>l++;</text:p>
      <text:p text:style-name="P1"><text:tab/><text:tab/><text:tab/><text:tab/>}</text:p>
      <text:p text:style-name="P1"><text:tab/><text:tab/><text:tab/>}</text:p>
      <text:p text:style-name="P1"><text:tab/><text:tab/>}</text:p>
      <text:p text:style-name="P1"><text:tab/>}</text:p>
      <text:p text:style-name="P1"><text:tab/>printf("\n");</text:p>
      <text:p text:style-name="P1">}</text:p>
      <text:p text:style-name="P1"/>
      <text:p text:style-name="P2">INPUT.TXT</text:p>
      <text:p text:style-name="P1"/>
      <text:p text:style-name="P1">void main(){</text:p>
      <text:p text:style-name="P1"/>
      <text:p text:style-name="P1"><text:tab/>int a,b,c=0;</text:p>
      <text:p text:style-name="P1"><text:tab/>char ch;</text:p>
      <text:p text:style-name="P1"><text:tab/>a=b+c;</text:p>
      <text:p text:style-name="P1"><text:tab/>if(a&lt;=b)</text:p>
      <text:p text:style-name="P1"><text:tab/><text:tab/>a=b;</text:p>
      <text:p text:style-name="P1"><text:tab/>printf("Hello World");</text:p>
      <text:p text:style-name="P1">}</text:p>
      <text:p text:style-name="P1"/>
      <text:p text:style-name="P2">OUTPUT</text:p>
      <text:p text:style-name="P2"/>
      <text:p text:style-name="P3">Lexeme: <text:tab/> L.no:<text:tab/> Token:</text:p>
      <text:p text:style-name="P3">void <text:tab/><text:tab/> 1 <text:tab/> keyword </text:p>
      <text:p text:style-name="P3">int <text:tab/><text:tab/> 3 <text:tab/> keyword </text:p>
      <text:p text:style-name="P3">a <text:tab/><text:tab/> 3<text:tab/> Identifier, 1</text:p>
      <text:p text:style-name="P3">b <text:tab/><text:tab/> 3<text:tab/> Identifier, 2</text:p>
      <text:p text:style-name="P3">c <text:tab/><text:tab/> 3<text:tab/> Identifier, 3</text:p>
      <text:p text:style-name="P3">= <text:tab/><text:tab/> 3 <text:tab/> Assign OP, EQ</text:p>
      <text:p text:style-name="P3">char <text:tab/><text:tab/> 4 <text:tab/> keyword </text:p>
      <text:p text:style-name="P3">ch <text:tab/><text:tab/> 4<text:tab/> Identifier, 4</text:p>
      <text:p text:style-name="P3">a <text:tab/><text:tab/> 5<text:tab/> Identifier, 1</text:p>
      <text:p text:style-name="P3">= <text:tab/><text:tab/> 5 <text:tab/> Assign OP, EQ</text:p>
      <text:p text:style-name="P3">b <text:tab/><text:tab/> 5<text:tab/> Identifier, 2</text:p>
      <text:p text:style-name="P3">+ <text:tab/><text:tab/> 5<text:tab/> Arithmetic Operator </text:p>
      <text:p text:style-name="P3">c <text:tab/><text:tab/> 5<text:tab/> Identifier, 3</text:p>
      <text:p text:style-name="P3">if <text:tab/><text:tab/> 6 <text:tab/> keyword </text:p>
      <text:p text:style-name="P3">a <text:tab/><text:tab/> 6<text:tab/> Identifier, 1</text:p>
      <text:p text:style-name="P3">&lt;= <text:tab/><text:tab/> 6 <text:tab/> Relop LE</text:p>
      <text:p text:style-name="P3">b <text:tab/><text:tab/> 6<text:tab/> Identifier, 2</text:p>
      <text:p text:style-name="P3">a <text:tab/><text:tab/> 7<text:tab/> Identifier, 1</text:p>
      <text:p text:style-name="P3">= <text:tab/><text:tab/> 7 <text:tab/> Assign OP, EQ</text:p>
      <text:p text:style-name="P3">b <text:tab/><text:tab/> 7<text:tab/> Identifier, 2</text:p>
      <text:p text:style-name="P3">printf <text:tab/><text:tab/> 8 <text:tab/> keyword </text:p>
      <text:p text:style-name="P2"><text:soft-page-break/></text:p>
      <text:p text:style-name="P2">SYMBOL TABLE</text:p>
      <text:p text:style-name="P2"/>
      <text:p text:style-name="P3">Lexeme: <text:tab/> L.no:<text:tab/> Token:</text:p>
      <text:p text:style-name="P3">a <text:tab/><text:tab/> 1<text:tab/> identifier</text:p>
      <text:p text:style-name="P3">b <text:tab/><text:tab/> 2<text:tab/> identifier</text:p>
      <text:p text:style-name="P3">c <text:tab/><text:tab/> 3<text:tab/> identifier, 0</text:p>
      <text:p text:style-name="P3">ch <text:tab/><text:tab/> 4<text:tab/> identifi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7:19.494499186</meta:creation-date>
    <meta:print-date>2022-09-29T15:36:20.359301719</meta:print-date>
    <dc:date>2022-09-29T15:38:31.195620856</dc:date>
    <meta:editing-duration>PT1M1S</meta:editing-duration>
    <meta:editing-cycles>1</meta:editing-cycles>
    <meta:document-statistic meta:table-count="0" meta:image-count="0" meta:object-count="0" meta:page-count="5" meta:paragraph-count="202" meta:word-count="473" meta:character-count="3939" meta:non-whitespace-character-count="2790"/>
    <meta:generator>LibreOffice/7.3.5.2$Linux_X86_64 LibreOffice_project/30$Build-2</meta:generator>
  </office:meta>
</office:document-meta>
</file>